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1pt 1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 style:text-autospace="none"/>
      <style:text-properties fo:font-size="36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12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3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style:text-underline-style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style:text-underline-style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13cm" svg:height="3.063cm" svg:x="2.032cm" svg:y="0.508cm">
          <draw:text-box>
            <text:p text:style-name="P1"><text:span text:style-name="T1">HYMN #689</text:span></text:p>
            <text:p text:style-name="P1"><text:span text:style-name="T2">“</text:span><text:span text:style-name="T2">Let Me Be Thine Forever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13cm" svg:height="7.011cm" svg:x="1.778cm" svg:y="0.508cm">
          <draw:text-box>
            <text:p text:style-name="P4"><text:span text:style-name="T3">1. </text:span><text:span text:style-name="T4">Let me be Thine forever,</text:span><text:span text:style-name="T4"><text:line-break/></text:span><text:span text:style-name="T4">My faithful God and Lord;</text:span><text:span text:style-name="T4"><text:line-break/></text:span><text:span text:style-name="T4">Let me forsake Thee never</text:span><text:span text:style-name="T4"><text:line-break/></text:span><text:span text:style-name="T4">Nor wander from Thy 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7" draw:layer="layout" svg:width="24.384cm" svg:height="7.011cm" svg:x="1.778cm" svg:y="0.508cm">
          <draw:text-box>
            <text:p text:style-name="P6"><text:span text:style-name="T4">Lord, do not let me waver,</text:span><text:span text:style-name="T4"><text:line-break/></text:span><text:span text:style-name="T4">But give me steadfastness,</text:span><text:span text:style-name="T4"><text:line-break/></text:span><text:span text:style-name="T4">And for such grace forever</text:span><text:span text:style-name="T4"><text:line-break/></text:span><text:span text:style-name="T4">Thy holy name I’ll bl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9" draw:layer="layout" svg:width="23.876cm" svg:height="7.011cm" svg:x="2.032cm" svg:y="0.418cm">
          <draw:text-box>
            <text:p text:style-name="P8"><text:span text:style-name="T5">2. </text:span><text:span text:style-name="T6">Lord Jesus, my salvation,</text:span><text:span text:style-name="T6"><text:line-break/></text:span><text:span text:style-name="T6">My light, my life divine,</text:span><text:span text:style-name="T6"><text:line-break/></text:span><text:span text:style-name="T6">My only consolation,</text:span><text:span text:style-name="T6"><text:line-break/></text:span><text:span text:style-name="T6">O make me wholly Thin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9" draw:layer="layout" svg:width="23.876cm" svg:height="7.011cm" svg:x="2.032cm" svg:y="0.609cm">
          <draw:text-box>
            <text:p text:style-name="P8"><text:span text:style-name="T6">For Thou hast dearly bought me</text:span><text:span text:style-name="T6"><text:line-break/></text:span><text:span text:style-name="T6">With blood and bitter pain.</text:span><text:span text:style-name="T6"><text:line-break/></text:span><text:span text:style-name="T6">Let me, since Thou hast sought me,</text:span><text:span text:style-name="T6"><text:line-break/></text:span><text:span text:style-name="T6">Eternal life obt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11" draw:layer="layout" svg:width="24.22cm" svg:height="7.011cm" svg:x="1.688cm" svg:y="0.508cm">
          <draw:text-box>
            <text:p text:style-name="P10"><text:span text:style-name="T5">3. </text:span><text:span text:style-name="T6">O Thou, O Holy Spirit,</text:span></text:p>
            <text:p text:style-name="P10"><text:span text:style-name="T6">My comforter and guide,</text:span></text:p>
            <text:p text:style-name="P10"><text:span text:style-name="T6">Grant that in Jesus’ merit</text:span></text:p>
            <text:p text:style-name="P10"><text:span text:style-name="T6">I always may confid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Hymn_25_20template" presentation:presentation-page-layout-name="AL1T0">
        <draw:frame draw:style-name="gr4" draw:text-style-name="P14" draw:layer="layout" svg:width="24.384cm" svg:height="11.684cm" svg:x="1.965cm" svg:y="0.508cm">
          <draw:text-box>
            <text:p text:style-name="P12"><text:span text:style-name="T6">Him to the end confessing</text:span></text:p>
            <text:p text:style-name="P12"><text:span text:style-name="T6">Whom I have known by faith.</text:span></text:p>
            <text:p text:style-name="P12"><text:span text:style-name="T6">Give me Thy constant blessing</text:span></text:p>
            <text:p text:style-name="P12"><text:span text:style-name="T6">And grant a Christian death.</text:span></text:p>
            <text:p text:style-name="P13"><text:span text:style-name="T7"><text:line-break/></text:span><text:span text:style-name="T7"/></text:p>
            <text:p text:style-name="P13"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8" draw:display-name="Bitmap 8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3T10:35:54.121000000</meta:creation-date>
    <dc:title>Hymn template</dc:title>
    <meta:editing-duration>PT19M57S</meta:editing-duration>
    <meta:editing-cycles>5</meta:editing-cycles>
    <meta:generator>LibreOffice/6.1.5.2$Windows_X86_64 LibreOffice_project/90f8dcf33c87b3705e78202e3df5142b201bd805</meta:generator>
    <meta:initial-creator>Arthur Hoch</meta:initial-creator>
    <dc:date>2019-04-27T14:24:34.853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5-02-23T10:35:53.824000000"/>
  </office:meta>
</office:document-meta>
</file>